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_20_indent">
      <style:text-properties fo:font-weight="bold" style:font-weight-asian="bold" style:font-weight-complex="bold"/>
    </style:style>
    <style:style style:name="P2" style:family="paragraph" style:parent-style-name="Hanging_20_indent">
      <style:text-properties fo:font-weight="bold" style:font-weight-asian="bold" style:font-weight-complex="bold"/>
    </style:style>
    <style:style style:name="P3" style:family="paragraph" style:parent-style-name="Hanging_20_inden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Hanging_20_indent">
      <style:text-properties officeooo:paragraph-rsid="00043210"/>
    </style:style>
    <style:style style:name="P5" style:family="paragraph" style:parent-style-name="Text_20_body" style:list-style-name="L1">
      <style:text-properties fo:font-style="normal" style:font-style-asian="normal" style:font-style-complex="normal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043210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043210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43210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asetree library API</text:p>
      <text:h text:style-name="Heading_20_1" text:outline-level="1">Introduction</text:h>
      <text:p text:style-name="Text_20_body">The basetree library provides the objects for managing basetree.xml files. It contains three classes:</text:p>
      <text:p text:style-name="P1">BaseForest:<text:span text:style-name="T1"> A list of StringTrees. A BaseForest object is contained within a single XML file; it is the object returned by parsing such a file, and can be serialized to XML.</text:span></text:p>
      <text:p text:style-name="P1">StringTree:<text:span text:style-name="T1"> A string containing the serialized XML representation of a BaseTree. The parent node of a string_tree is &lt;tree/&gt;.</text:span></text:p>
      <text:p text:style-name="P1">BaseTree:<text:span text:style-name="T1"> A XML-DOM representation of a syntactic tree.</text:span></text:p>
      <text:h text:style-name="Heading_20_1" text:outline-level="1">Creating objects</text:h>
      <text:p text:style-name="Text_20_body">To create an instance of a BaseForest from an XML file, use the parse_file method:</text:p>
      <text:p text:style-name="Quotations">forest = basetree2.<text:span text:style-name="T7">parse_file</text:span><text:span text:style-name="T6">(</text:span><text:span text:style-name="T2">filename_or_file</text:span><text:span text:style-name="T6">)</text:span></text:p>
      <text:list xml:id="list597443071" text:style-name="L1">
        <text:list-item>
          <text:p text:style-name="P5">The parse_file method calls SAX validation on the XML file to ensure that it conforms to the basetree.xsd schema. <text:s/>Any non-conformity will cause a ValidationError to be raised.</text:p>
        </text:list-item>
      </text:list>
      <text:p text:style-name="Text_20_body">To create an empty instance of a BaseForest, use the object’s __init__() method:</text:p>
      <text:p text:style-name="Quotations">forest = basetree2.<text:span text:style-name="T13">BaseForest</text:span><text:span text:style-name="T6">(</text:span><text:span text:style-name="T2">[string_trees]</text:span><text:span text:style-name="T6">)</text:span></text:p>
      <text:list xml:id="list873571733" text:style-name="L2">
        <text:list-item>
          <text:p text:style-name="P6">The string_trees argument is a list of StringTree instances (or any string transformable into a StringTree instance). <text:s text:c="2"/>If any of the StringTree instances do not conform to the schema, a ValidationError is raised.</text:p>
        </text:list-item>
      </text:list>
      <text:p text:style-name="Text_20_body">To create a StringTree from a string containing serialized XML, use the object’s __init__ method:</text:p>
      <text:p text:style-name="Quotations">string_tree = basetree2.StringTree(<text:span text:style-name="T2">string</text:span>)</text:p>
      <text:list xml:id="list1168595087" text:style-name="L3">
        <text:list-item>
          <text:p text:style-name="P7">The string will be validated on initialization; if it does not conform to the schema, a ValidationError is raised.</text:p>
        </text:list-item>
      </text:list>
      <text:p text:style-name="Text_20_body">To create an empty instance of a StringTree, use the object’s __init__ method with no argument:</text:p>
      <text:p text:style-name="Quotations">string_tree = basetree2.StringTree()</text:p>
      <text:p text:style-name="Text_20_body">To create an instance of a BaseTree, it is strongly recommended to (i) create a StringTree instance, and then (ii) use its to_base_tree method:</text:p>
      <text:p text:style-name="Quotations">tree = string_tree.to_base_tree()</text:p>
      <text:h text:style-name="Heading_20_1" text:outline-level="1">BaseForest class</text:h>
      <text:p text:style-name="P2"><text:span text:style-name="T1">forest.</text:span>name<text:span text:style-name="T1">: String containing the forest’s name.</text:span></text:p>
      <text:p text:style-name="P2"><text:span text:style-name="T1">forest.</text:span>structure_rules<text:span text:style-name="T1">: Dictionary containing ONLY the following keys and values: </text:span></text:p>
      <text:p text:style-name="Quotations"><text:bookmark-start text:name="__DdeLink__1_339540769"/><text:span text:style-name="T1">'contacts': </text:span><text:span text:style-name="T3">bool</text:span><text:span text:style-name="T1">, <text:line-break/>'crossing_branches': </text:span><text:span text:style-name="T3">bool</text:span><text:span text:style-name="T1">,<text:line-break/>'fallen_branches': </text:span><text:span text:style-name="T3">bool</text:span><text:span text:style-name="T1">,<text:line-break/>'fallen_leaves': </text:span><text:span text:style-name="T3">bool</text:span><text:span text:style-name="T1">,<text:line-break/>'knots': </text:span><text:span text:style-name="T3">bool</text:span><text:span text:style-name="T1">,<text:line-break/>'max_leaves_per_branch': </text:span><text:span text:style-name="T3">int</text:span><text:span text:style-name="T1">,<text:line-break/>'min_leaves_per_branch': </text:span><text:span text:style-name="T3">int</text:span><text:span text:style-name="T9">,<text:line-break/></text:span><text:soft-page-break/><text:span text:style-name="T9">'terminal_branches</text:span><text:span text:style-name="T1">': </text:span><text:span text:style-name="T3">bool</text:span><text:bookmark-end text:name="__DdeLink__1_339540769"/></text:p>
      <text:p text:style-name="Hanging_20_indent"><text:span text:style-name="T9">forest.</text:span><text:span text:style-name="T7">build_map</text:span><text:span text:style-name="T9">(</text:span><text:span text:style-name="T3">remove_knots=</text:span><text:span text:style-name="T9">False): Creates a &lt;map/&gt; element at the start of the forest. <text:s/>The ‘value’ attribute of all knots is assumed to contain valid XML markup. <text:s/>Once the map has been created, the resulting XML is validated. <text:s/>If not well-formed, a message is printed and the map string dumped to the file ‘map’ in CWD. <text:s/>No exception is raised, and the map is not included in the forest. <text:s/>If </text:span><text:span text:style-name="T3">remove_knots</text:span><text:span text:style-name="T9"> is True, knots are deleted from the forest.</text:span></text:p>
      <text:p text:style-name="Hanging_20_indent"><text:span text:style-name="T9">forest</text:span><text:span text:style-name="T3">.</text:span><text:span text:style-name="T7">validate</text:span><text:span text:style-name="T9">(</text:span><text:span text:style-name="T3">[string_tree]</text:span><text:span text:style-name="T9">): Validates string_tree against forest’s structure rules. <text:s/>If no argument is passed, validates the whole forest. <text:s/>Raises StructureError if the tree doesn’t conform.</text:span></text:p>
      <text:p text:style-name="Hanging_20_indent"><text:span text:style-name="T9">forest.</text:span><text:span text:style-name="T7">to_leaf_dict</text:span><text:span text:style-name="T9">(): Converts the forest to a ID-keyed dictionary, each entry corresponding to the attributes of leaves and knots.</text:span></text:p>
      <text:p text:style-name="Hanging_20_indent"><text:span text:style-name="T9">forest.</text:span><text:span text:style-name="T7">toxml</text:span><text:span text:style-name="T9">([</text:span><text:span text:style-name="T3">decl=</text:span><text:span text:style-name="T9">False [, </text:span><text:span text:style-name="T3">validate</text:span><text:span text:style-name="T9">=True]]): Returns </text:span><text:span text:style-name="T3">forest</text:span><text:span text:style-name="T9"> serialized to XML string. <text:s/>If </text:span><text:span text:style-name="T3">validate</text:span><text:span text:style-name="T9">, validates the forest against the structure rules first (default). <text:s/>If </text:span><text:span text:style-name="T3">decl</text:span><text:span text:style-name="T9">, adds XML declaration to the start of the string.</text:span></text:p>
      <text:h text:style-name="Heading_20_1" text:outline-level="1">StringTree class</text:h>
      <text:p text:style-name="Hanging_20_indent">string_tree.<text:span text:style-name="T13">get_id</text:span><text:span text:style-name="T1">(): Returns unique ID of the string_tree</text:span></text:p>
      <text:p text:style-name="Hanging_20_indent"><text:span text:style-name="T1">string_tree.</text:span><text:span text:style-name="T13">validate</text:span><text:span text:style-name="T1">(): SAX parses the StringTree to validate it. <text:s/>Called automatically on initialization, it shouldn’t be called unless the string has been edited (which isn’t advisable).</text:span></text:p>
      <text:p text:style-name="Hanging_20_indent"><text:span text:style-name="T1">string_tree.</text:span><text:span text:style-name="T13">to_base_tree</text:span><text:span text:style-name="T1">(): Returns a BaseTree instance from the string tree.</text:span></text:p>
      <text:h text:style-name="Heading_20_1" text:outline-level="1">BaseTree class</text:h>
      <text:p text:style-name="Text_20_body">Inherits from xml.dom.minidom.Document. <text:s/><text:span text:style-name="T13">For making changes to the tree structure, it is strongly recommended to use only BaseTree methods. </text:span><text:s/>(There’s nothing to stop you creating a &lt;fruit/&gt; element by mistake otherwise: this will cause SAX validation on the string_tree to fail.) For getting, inherited methods are fine.</text:p>
      <text:h text:style-name="Heading_20_3" text:outline-level="3">Properties</text:h>
      <text:p text:style-name="Hanging_20_indent">base_tree.<text:span text:style-name="T13">trunk</text:span><text:span text:style-name="T1">: &lt;trunk/&gt; element</text:span></text:p>
      <text:p text:style-name="Hanging_20_indent"><text:span text:style-name="T1">base_tree.</text:span><text:span text:style-name="T13">leaves</text:span><text:span text:style-name="T1">: returns a list of all &lt;leaf/&gt; nodes</text:span></text:p>
      <text:p text:style-name="Hanging_20_indent"><text:span text:style-name="T1">base_tree.</text:span><text:span text:style-name="T13">knots</text:span><text:span text:style-name="T1">: returns a list of all &lt;knot/&gt; nodes</text:span></text:p>
      <text:p text:style-name="Hanging_20_indent"><text:span text:style-name="T1">base_tree.</text:span><text:span text:style-name="T13">contacts</text:span><text:span text:style-name="T1">: returns a list of all &lt;contact/&gt; nodes</text:span></text:p>
      <text:p text:style-name="Hanging_20_indent"><text:span text:style-name="T1">base_tree.</text:span><text:span text:style-name="T13">ids</text:span><text:span text:style-name="T1">: returns a list of all ids used in the sentence.</text:span></text:p>
      <text:p text:style-name="Hanging_20_indent"><text:span text:style-name="T1">base_tree.</text:span><text:span text:style-name="T13">branch_attrs</text:span><text:span text:style-name="T1">: returns a list of all branch attributes.</text:span></text:p>
      <text:p text:style-name="Hanging_20_indent"><text:span text:style-name="T1">base_tree.</text:span><text:span text:style-name="T13">leaf_attrs</text:span><text:span text:style-name="T1">: returns a list of all leaf attributes.</text:span></text:p>
      <text:p text:style-name="Hanging_20_indent"><text:span text:style-name="T1">base_tree.</text:span><text:span text:style-name="T13">leafless_branches()</text:span><text:span text:style-name="T1">: returns True if the tree contains branches </text:span><text:span text:style-name="T3">without child leaves OR knots</text:span><text:span text:style-name="T1">, else False.</text:span></text:p>
      <text:p text:style-name="Hanging_20_indent"><text:span text:style-name="T1">base_tree.</text:span><text:span text:style-name="T13">fallen_leaves()</text:span><text:span text:style-name="T1">: returns True if the tree </text:span><text:span text:style-name="T3">contains leaves OR knots as sisters to the trunk</text:span><text:span text:style-name="T1">, else False.</text:span></text:p>
      <text:p text:style-name="Hanging_20_indent"><text:span text:style-name="T1">base_tree.</text:span><text:span text:style-name="T13">fallen_branches()</text:span><text:span text:style-name="T1">: returns True if the tree contains </text:span><text:span text:style-name="T3">branches as sisters to the trunk</text:span><text:span text:style-name="T1">, else False.</text:span></text:p>
      <text:p text:style-name="Hanging_20_indent"><text:span text:style-name="T1">base_tree.</text:span><text:span text:style-name="T13">terminal_branches()</text:span><text:span text:style-name="T1">: returns True if the tree contains </text:span><text:span text:style-name="T3">branches without any child nodes</text:span><text:span text:style-name="T1">, else False.</text:span></text:p>
      <text:p text:style-name="Hanging_20_indent"><text:span text:style-name="T1">base_tree.</text:span><text:span text:style-name="T13">has_knots()</text:span><text:span text:style-name="T1">: returns True if the tree contains </text:span><text:span text:style-name="T3">knot nodes</text:span><text:span text:style-name="T1">, else False.</text:span></text:p>
      <text:p text:style-name="Hanging_20_indent"><text:span text:style-name="T1">base_tree.</text:span><text:span text:style-name="T13">has_contacts()</text:span><text:span text:style-name="T1">: returns True if the tree contains </text:span><text:span text:style-name="T3">contact nodes</text:span><text:span text:style-name="T1">, else False.</text:span></text:p>
      <text:p text:style-name="Hanging_20_indent"><text:span text:style-name="T1">base_tree.</text:span><text:span text:style-name="T13">crossing_branches()</text:span><text:span text:style-name="T1">: returns True if the tree contains </text:span><text:span text:style-name="T3">branches dominating discontiguous groups of leaves and knots</text:span><text:span text:style-name="T9">, else False.</text:span></text:p>
      <text:p text:style-name="Hanging_20_indent"><text:span text:style-name="T9">base_tree.</text:span><text:span text:style-name="T7">min_leaves_per_branch()</text:span><text:span text:style-name="T9">: returns the </text:span><text:span text:style-name="T3">minimum number of child leaves and knots </text:span><text:span text:style-name="T9">dominated by any branch of the tree.</text:span></text:p>
      <text:p text:style-name="Hanging_20_indent"><text:soft-page-break/><text:span text:style-name="T9">base_tree.</text:span><text:span text:style-name="T7">max_leaves_per_branch()</text:span><text:span text:style-name="T9">: returns the </text:span><text:span text:style-name="T3">maximum number of child leaves and knots </text:span><text:span text:style-name="T9">dominated by any branch of the tree.</text:span></text:p>
      <text:p text:style-name="Hanging_20_indent"><text:span text:style-name="T9">base_tree.</text:span><text:span text:style-name="T7">to_string_tree()</text:span><text:span text:style-name="T9">: returns the tree as a StringTree instance.</text:span></text:p>
      <text:h text:style-name="Heading_20_3" text:outline-level="3">Search methods</text:h>
      <text:p text:style-name="Hanging_20_indent"><text:span text:style-name="T9">base_tree.</text:span><text:span text:style-name="T7">find_nodes</text:span><text:span text:style-name="T9">(</text:span><text:span text:style-name="T3">attr, value, [ancestor_node], [regex=True]</text:span><text:span text:style-name="T9">): returns a list of all nodes for which attribute </text:span><text:span text:style-name="T3">attr</text:span><text:span text:style-name="T9"> is equal to value </text:span><text:span text:style-name="T3">value</text:span><text:span text:style-name="T9">. <text:s/>If </text:span><text:span text:style-name="T3">ancestor_node</text:span><text:span text:style-name="T9"> is given, only descendents of this node are searched. <text:s/>If </text:span><text:span text:style-name="T3">regex</text:span><text:span text:style-name="T9"> is True (default), </text:span><text:span text:style-name="T3">value</text:span><text:span text:style-name="T9"> is treated as a regular expression.</text:span></text:p>
      <text:p text:style-name="Hanging_20_indent"><text:span text:style-name="T9">base_tree.</text:span><text:span text:style-name="T7">find_child_nodes</text:span><text:span text:style-name="T9">(</text:span><text:span text:style-name="T3">attr, value, parent_node, [regex=True]</text:span><text:span text:style-name="T9">): returns a list of all child nodes of </text:span><text:span text:style-name="T3">parent_node </text:span><text:span text:style-name="T9">for which attribute </text:span><text:span text:style-name="T3">attr</text:span><text:span text:style-name="T9"> is equal to value </text:span><text:span text:style-name="T3">value</text:span><text:span text:style-name="T9">. <text:s/>If </text:span><text:span text:style-name="T3">regex</text:span><text:span text:style-name="T9"> is True (default), </text:span><text:span text:style-name="T3">value</text:span><text:span text:style-name="T9"> is treated as a regular expression.</text:span></text:p>
      <text:p text:style-name="Hanging_20_indent"><text:span text:style-name="T1">base_tree.</text:span><text:span text:style-name="T13">get_child_leaves</text:span><text:span text:style-name="T9">(</text:span><text:span text:style-name="T3">structure_node</text:span><text:span text:style-name="T9">):</text:span><text:span text:style-name="T1"> returns a list of </text:span><text:span text:style-name="T3">all the child leaves and knots</text:span><text:span text:style-name="T9"> of structure_node.</text:span></text:p>
      <text:p text:style-name="Hanging_20_indent"><text:span text:style-name="T9">base_tree.</text:span><text:span text:style-name="T7">get_child_branches</text:span><text:span text:style-name="T9">(</text:span><text:span text:style-name="T3">structure_node</text:span><text:span text:style-name="T9">): returns a list </text:span><text:span text:style-name="T3">all the child branches </text:span><text:span text:style-name="T9">of structure_node.</text:span></text:p>
      <text:p text:style-name="Hanging_20_indent"><text:span text:style-name="T9">base_tree.</text:span><text:span text:style-name="T7">get_child_structures</text:span><text:span text:style-name="T9">(</text:span><text:span text:style-name="T3">structure_node</text:span><text:span text:style-name="T9">): returns a list </text:span><text:span text:style-name="T3">all the child structures </text:span><text:span text:style-name="T9">of structure_node.</text:span></text:p>
      <text:p text:style-name="P4"><text:span text:style-name="T9">base_tree.</text:span><text:span text:style-name="T7">get_c</text:span><text:span text:style-name="T8">ontacts</text:span><text:span text:style-name="T9">(</text:span><text:span text:style-name="T3">structure_node</text:span><text:span text:style-name="T9">): returns a list </text:span><text:span text:style-name="T3">all the </text:span><text:span text:style-name="T4">contact nodes </text:span><text:span text:style-name="T10">contained by a structure_node</text:span><text:span text:style-name="T9">.</text:span></text:p>
      <text:p text:style-name="P4"><text:span text:style-name="T11">base_tree.</text:span><text:span text:style-name="T12">order_nodes</text:span><text:span text:style-name="T11">(</text:span><text:span text:style-name="T5">node_list</text:span><text:span text:style-name="T11">): Returns nodes in </text:span><text:span text:style-name="T5">node_list</text:span><text:span text:style-name="T11"> order by text order. <text:s/>Branches are ordered by first leaf or knot. <text:s/>Returns None if two nodes in </text:span><text:span text:style-name="T5">node_list </text:span><text:span text:style-name="T11">have the same first leaf or knot.</text:span></text:p>
      <text:p text:style-name="Hanging_20_indent"><text:span text:style-name="T11">base_tree.</text:span><text:span text:style-name="T12">get_target</text:span><text:span text:style-name="T11">(</text:span><text:span text:style-name="T5">contact_node</text:span><text:span text:style-name="T11">): Returns the target of a contact node.</text:span></text:p>
      <text:h text:style-name="Heading_20_3" text:outline-level="3">Edit methods</text:h>
      <text:p text:style-name="Hanging_20_indent"><text:span text:style-name="T9">base_tree.</text:span><text:span text:style-name="T7">make_id</text:span><text:span text:style-name="T9">(</text:span><text:span text:style-name="T3">[prefix], [length]</text:span><text:span text:style-name="T9">): returns a new ID made up of </text:span><text:span text:style-name="T3">length </text:span><text:span text:style-name="T9">digits with prefix </text:span><text:span text:style-name="T3">prefix</text:span><text:span text:style-name="T9">. <text:s/>The ID will be unused in the tree, but not necessarily in the forest. </text:span></text:p>
      <text:p text:style-name="Hanging_20_indent"><text:span text:style-name="T9">base_tree.</text:span><text:span text:style-name="T7">update_id</text:span><text:span text:style-name="T3">(structure_node</text:span><text:span text:style-name="T9">, </text:span><text:span text:style-name="T3">new_id)</text:span><text:span text:style-name="T11">: Assigns </text:span><text:span text:style-name="T5">new_id</text:span><text:span text:style-name="T11"> to </text:span><text:span text:style-name="T5">structure_node</text:span><text:span text:style-name="T11">, updating all links in &lt;contact/&gt; nodes. <text:s/>Raises ModifyTreeError if (i) ID is in use or (ii) a non-structure node is passed.</text:span></text:p>
      <text:p text:style-name="Hanging_20_indent"><text:span text:style-name="T11">base_tree.</text:span><text:span text:style-name="T12">new_leaf</text:span><text:span text:style-name="T5">([iid], [value='--'])</text:span><text:span text:style-name="T11">: Creates and returns a new &lt;leaf/&gt; node, with id attribute </text:span><text:span text:style-name="T5">iid </text:span><text:span text:style-name="T11">and text value </text:span><text:span text:style-name="T5">value</text:span><text:span text:style-name="T11">. <text:s/>If </text:span><text:span text:style-name="T5">iid</text:span><text:span text:style-name="T11"> is not passed, an automatic ID is assigned. <text:s/>The node is placed as a child of the </text:span><text:span text:style-name="T5">trunk</text:span><text:span text:style-name="T11"> and is ordered </text:span><text:span text:style-name="T5">last</text:span><text:span text:style-name="T11">.</text:span></text:p>
      <text:p text:style-name="Hanging_20_indent"><text:span text:style-name="T11">base_tree.</text:span><text:span text:style-name="T12">new_knot</text:span><text:span text:style-name="T5">([iid], [value='--'])</text:span><text:span text:style-name="T11">: Creates and returns a new &lt;knot/&gt; node, with id attribute </text:span><text:span text:style-name="T5">iid </text:span><text:span text:style-name="T11">and text value </text:span><text:span text:style-name="T5">value</text:span><text:span text:style-name="T11">. <text:s/>If </text:span><text:span text:style-name="T5">iid</text:span><text:span text:style-name="T11"> is not passed, an automatic ID is assigned. <text:s/>The node is placed as a child of the </text:span><text:span text:style-name="T5">trunk</text:span><text:span text:style-name="T11"> and is ordered </text:span><text:span text:style-name="T5">last</text:span><text:span text:style-name="T11">.</text:span></text:p>
      <text:p text:style-name="Hanging_20_indent"><text:span text:style-name="T11">base_tree.</text:span><text:span text:style-name="T12">new_branch</text:span><text:span text:style-name="T5">([iid], [child_nodes])</text:span><text:span text:style-name="T11">: Creates and returns a new &lt;branch/&gt; node, with id attribute </text:span><text:span text:style-name="T5">iid </text:span><text:span text:style-name="T11">and <text:s/>children </text:span><text:span text:style-name="T5">child_nodes</text:span><text:span text:style-name="T11">. <text:s/>If </text:span><text:span text:style-name="T5">iid</text:span><text:span text:style-name="T11"> is not passed, an automatic ID is assigned. <text:s/>The new branch node is placed as a child of the </text:span><text:span text:style-name="T5">trunk</text:span><text:span text:style-name="T11">.</text:span></text:p>
      <text:p text:style-name="Hanging_20_indent"><text:span text:style-name="T11">base_tree.</text:span><text:span text:style-name="T12">new_contact</text:span><text:span text:style-name="T5">(from_node, to_node)</text:span><text:span text:style-name="T11">: Creates and returns a new &lt;contact/&gt; node linking </text:span><text:span text:style-name="T5">from_node</text:span><text:span text:style-name="T11"> to </text:span><text:span text:style-name="T5">to_node</text:span><text:span text:style-name="T11">.</text:span></text:p>
      <text:p text:style-name="Hanging_20_indent"><text:span text:style-name="T11">base_tree.</text:span><text:span text:style-name="T12">move_node</text:span><text:span text:style-name="T5">(node, new_parent)</text:span><text:span text:style-name="T11">: Moves </text:span><text:span text:style-name="T5">node</text:span><text:span text:style-name="T11"> to the child of </text:span><text:span text:style-name="T5">new_parent</text:span><text:span text:style-name="T11">. <text:s/></text:span><text:span text:style-name="T5">node</text:span><text:span text:style-name="T11">’s child nodes and their descendents become children of </text:span><text:span text:style-name="T5">node</text:span><text:span text:style-name="T11">’s former parent (i.e. </text:span><text:span text:style-name="T5">only node moves!</text:span><text:span text:style-name="T11">) If the move is illegal (e.g. </text:span><text:span text:style-name="T5">new_parent</text:span><text:span text:style-name="T11"> is a &lt;leaf/&gt;), ModifyTreeError is raised.</text:span></text:p>
      <text:p text:style-name="Hanging_20_indent"><text:span text:style-name="T11">base_tree.</text:span><text:span text:style-name="T12">move_node_deep</text:span><text:span text:style-name="T5">(node, new_parent)</text:span><text:span text:style-name="T11">: Moves </text:span><text:span text:style-name="T5">node</text:span><text:span text:style-name="T11"> and all </text:span><text:span text:style-name="T5">node</text:span><text:span text:style-name="T11">’s children and descendents to </text:span><text:span text:style-name="T5">new_parent</text:span><text:span text:style-name="T11">. If the move is illegal (e.g. </text:span><text:span text:style-name="T5">new_parent</text:span><text:span text:style-name="T11"> is a &lt;leaf/&gt;), ModifyTreeError is raised.</text:span></text:p>
      <text:p text:style-name="Hanging_20_indent"><text:span text:style-name="T11">base_tree.</text:span><text:span text:style-name="T12">del_node</text:span><text:span text:style-name="T5">(structure_node)</text:span><text:span text:style-name="T11">: Deletes </text:span><text:span text:style-name="T5">structure_node</text:span><text:span text:style-name="T11"> from the tree. <text:s/></text:span><text:span text:style-name="T5">Structure_node</text:span><text:span text:style-name="T11">’s children become children of </text:span><text:span text:style-name="T5">structure_node</text:span><text:span text:style-name="T11">’s parent node.</text:span></text:p>
      <text:p text:style-name="Hanging_20_indent"><text:span text:style-name="T11">base_tree.</text:span><text:span text:style-name="T12">del_node_deep</text:span><text:span text:style-name="T5">(structure_node)</text:span><text:span text:style-name="T11">: Deletes </text:span><text:span text:style-name="T5">structure node</text:span><text:span text:style-name="T11"> and all descendents from the tree.</text:span></text:p>
      <text:p text:style-name="Hanging_20_indent"><text:soft-page-break/><text:span text:style-name="T11">base_tree.</text:span><text:span text:style-name="T12">del_nodes</text:span><text:span text:style-name="T5">(list)</text:span><text:span text:style-name="T11">: As del_node, but deletes a list of structure nodes. <text:s/>Faster than multiple calls to del_node.</text:span></text:p>
      <text:p text:style-name="Hanging_20_indent"><text:span text:style-name="T11">base_tree.</text:span><text:span text:style-name="T12">del_contact</text:span><text:span text:style-name="T5">(contact_node)</text:span><text:span text:style-name="T11">: Deletes </text:span><text:span text:style-name="T5">contact_node</text:span><text:span text:style-name="T11"> from the tree.</text:span></text:p>
      <text:p text:style-name="Hanging_20_indent"><text:span text:style-name="T11">base_tree.</text:span><text:span text:style-name="T12">add_branch_attr</text:span><text:span text:style-name="T5">(attr)</text:span><text:span text:style-name="T11">: Adds </text:span><text:span text:style-name="T5">attr</text:span><text:span text:style-name="T11"> to all branches in the tree.</text:span></text:p>
      <text:p text:style-name="Hanging_20_indent"><text:span text:style-name="T11">base_tree.</text:span><text:span text:style-name="T12">add_leaf_attr</text:span><text:span text:style-name="T5">(attr</text:span><text:span text:style-name="T11">): Adds </text:span><text:span text:style-name="T5">attr</text:span><text:span text:style-name="T11"> to all leaves in the tree.</text:span></text:p>
      <text:p text:style-name="Hanging_20_indent"><text:span text:style-name="T11">base_tree.</text:span><text:span text:style-name="T12">remove_leaf_attr</text:span><text:span text:style-name="T11">(</text:span><text:span text:style-name="T5">attr</text:span><text:span text:style-name="T11">): Removes attribute </text:span><text:span text:style-name="T5">attr</text:span><text:span text:style-name="T11"> from all leaves.</text:span></text:p>
      <text:p text:style-name="Hanging_20_indent"><text:span text:style-name="T11">base_tree.</text:span><text:span text:style-name="T12">remove_branch_attr</text:span><text:span text:style-name="T11">(</text:span><text:span text:style-name="T5">attr</text:span><text:span text:style-name="T11">): Removes attribute </text:span><text:span text:style-name="T5">attr</text:span><text:span text:style-name="T11"> from all branches/</text:span></text:p>
      <text:p text:style-name="Hanging_20_indent"><text:span text:style-name="T11">base_tree.</text:span><text:span text:style-name="T12">shuffle_leaf</text:span><text:span text:style-name="T5">(node, new_order)</text:span><text:span text:style-name="T11">: Places </text:span><text:span text:style-name="T5">leaf</text:span><text:span text:style-name="T11"> or </text:span><text:span text:style-name="T5">knot</text:span><text:span text:style-name="T11"> in position </text:span><text:span text:style-name="T5">order</text:span><text:span text:style-name="T11"> of the sentence, reassigning all other </text:span><text:span text:style-name="T5">order</text:span><text:span text:style-name="T11"> attributes. <text:s/>ModifyTreeError raised if </text:span><text:span text:style-name="T5">order</text:span><text:span text:style-name="T11"> is outside the sentence (e.g. </text:span><text:span text:style-name="T5">new_order</text:span><text:span text:style-name="T11"> = 5 in a four-word sentence).</text:span></text:p>
      <text:h text:style-name="Heading_20_3" text:outline-level="3">Structuring methods:</text:h>
      <text:p text:style-name="Hanging_20_indent"><text:span text:style-name="T11">base_tree.</text:span><text:span text:style-name="T12">restructure</text:span><text:span text:style-name="T11">([contacts], [crossing_branches], [fallen_branches], [fallen_leaves], [knots], [max_leaves_per_branch], [min_leaves_per_branch], [terminal_branches]): Restructures the tree so that it conforms to the one or more structural properties passed as keyword arguments. <text:s/>E.g. </text:span><text:span text:style-name="T5">contacts=False</text:span><text:span text:style-name="T11"> will delete all contacts; </text:span><text:span text:style-name="T5">terminal_branches=False</text:span><text:span text:style-name="T11"> will delete all terminal branches; </text:span><text:span text:style-name="T5">knots=False</text:span><text:span text:style-name="T11"> will convert all knots to leaves. Use with caution.</text:span></text:p>
      <text:p text:style-name="Hanging_20_indent"><text:span text:style-name="T11">base_tree.</text:span><text:span text:style-name="T12">sort</text:span><text:span text:style-name="T11">(): Sorts leaf / knot nodes in the DOM into text order. <text:s/>Will raise ModifyTreeError if the tree has crossing branches.</text:span></text:p>
      <text:p text:style-name="Hanging_20_indent"><text:span text:style-name="T11">base_tree.</text:span><text:span text:style-name="T12">format_conll</text:span><text:span text:style-name="T11">(): Creates a CoNLL compatible tree structure.</text:span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margin-top="0mm" fo:margin-bottom="0mm" style:contextual-spacing="false" fo:text-indent="0mm" style:auto-text-indent="false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  <style:text-properties style:font-name="Liberation Mono" fo:font-family="'Liberation Mono'" style:font-style-name="Regular" style:font-family-generic="modern" style:font-pitch="fixed" style:font-size-asian="10.5pt"/>
    </style:style>
    <style:style style:name="Hanging_20_indent" style:display-name="Hanging indent" style:family="paragraph" style:parent-style-name="Text_20_body" style:class="text">
      <style:paragraph-properties fo:margin-left="10mm" fo:margin-right="0mm" fo:margin-top="0mm" fo:margin-bottom="0mm" style:contextual-spacing="false" fo:text-indent="-4.99mm" style:auto-text-indent="false">
        <style:tab-stops>
          <style:tab-stop style:position="0mm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12-17T11:59:06</meta:creation-date>
    <dc:date>2022-12-27T17:40:11.741916612</dc:date>
    <meta:editing-duration>PT10H35M42S</meta:editing-duration>
    <meta:editing-cycles>59</meta:editing-cycles>
    <meta:generator>LibreOffice/7.3.7.2$Linux_X86_64 LibreOffice_project/30$Build-2</meta:generator>
    <dc:creator>Tom Rainsford</dc:creator>
    <meta:document-statistic meta:table-count="0" meta:image-count="0" meta:object-count="0" meta:page-count="4" meta:paragraph-count="83" meta:word-count="1335" meta:character-count="9740" meta:non-whitespace-character-count="8455"/>
  </office:meta>
</office:document-meta>
</file>